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64ba" officeooo:paragraph-rsid="000764ba"/>
    </style:style>
    <style:style style:name="P2" style:family="paragraph" style:parent-style-name="Standard">
      <style:text-properties officeooo:rsid="000948b1" officeooo:paragraph-rsid="000948b1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figurer une DMZ sur Mikrotik</text:p>
      <text:p text:style-name="P1"/>
      <text:p text:style-name="P1">-Accéder au routeur </text:p>
      <text:p text:style-name="P1">-Allez dans IP → Firewall → NAT → «+» Pour ajouter une nouvelle règle puis appliquer les paramètres suivant :</text:p>
      <text:p text:style-name="P1"/>
      <text:p text:style-name="P1">Chain : dstnat</text:p>
      <text:p text:style-name="P1">dstadress : @public ou @interface qui sort sur internet</text:p>
      <text:p text:style-name="P1">Protocol : tcp</text:p>
      <text:p text:style-name="P1">dst port : 443</text:p>
      <text:p text:style-name="P1"/>
      <text:p text:style-name="P1">Accédez à l’onglet « Action »</text:p>
      <text:p text:style-name="P1">Action : dst-nat</text:p>
      <text:p text:style-name="P1">To Addresses : @local ou @webserver</text:p>
      <text:p text:style-name="P1">To ports : 443</text:p>
      <text:p text:style-name="P1"/>
      <text:p text:style-name="P1"/>
      <text:p text:style-name="P2">La DMZ est un réseau situé entre le LAN et Internet et contient par exemples des serveurs qui doivent être accessibles à partir d’internet.</text:p>
      <text:p text:style-name="P2"/>
      <text:p text:style-name="P2">La DMZ sert aussi de protection car si un pirate essaye de rentrer dans le réseau il pourra accéder qu’au machines de la DMZ et pas au LAN.</text:p>
      <text:p text:style-name="P2"><text:line-break/>Architecture de DMZ :</text:p>
      <text:p text:style-name="P2"/>
      <text:p text:style-name="P2">1 firewall 3 interfaces</text:p>
      <text:p text:style-name="P2"><text:line-break/>1<text:span text:style-name="T1">er</text:span> interface:Réseau externe entre le FAI et le firewall</text:p>
      <text:p text:style-name="P2">2eme: réseau interne</text:p>
      <text:p text:style-name="P2">3eme : DMZ</text:p>
      <text:p text:style-name="P2"/>
      <text:p text:style-name="P2">Le firewall va donc filtrer entre le LAN et la DMZ et aussi entre Internet et la DMZ</text:p>
      <text:p text:style-name="P2">point faible : si le firewall est compromis, l’architecture tombe</text:p>
      <text:p text:style-name="P2"/>
      <text:p text:style-name="P2">On peux donc utiliser 2 firewall pour plus de sécurité car le pirate devra traverser 2 machines pour pouvoir accéder au LAN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8T08:27:48.995478679</meta:creation-date>
    <dc:date>2022-04-08T10:27:40.023422426</dc:date>
    <meta:editing-duration>PT49M30S</meta:editing-duration>
    <meta:editing-cycles>1</meta:editing-cycles>
    <meta:document-statistic meta:table-count="0" meta:image-count="0" meta:object-count="0" meta:page-count="1" meta:paragraph-count="21" meta:word-count="191" meta:character-count="1033" meta:non-whitespace-character-count="860"/>
    <meta:generator>LibreOffice/7.0.4.2$Linux_X86_64 LibreOffice_project/00$Build-2</meta:generator>
  </office:meta>
</office:document-meta>
</file>